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</table:table-row>
        <table:table-row table:style-name="ro1">
          <table:table-cell office:value-type="string" calcext:value-type="string">
            <text:p>Fire Drag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Attack 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Resistance, Physical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gh Drag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ld Fire Attack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Resistance, Ic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e Drag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Attack 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Resistance, Physical Resistanc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wamp Drag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, 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orm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 Elusive 14</text:p>
          </table:table-cell>
          <table:table-cell office:value-type="string" calcext:value-type="string">
            <text:p>Ice Attack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 Resistanc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va Drag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Attack 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ified, Fir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Dragon Summon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mmon 2 Brown Tok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ysical Resistance, Arcane Immunity</text:p>
          </table:table-cell>
          <table:table-cell table:number-columns-repeated="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4:43:58.0727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4T14:51:54.906715000</dc:date>
    <meta:editing-duration>PT8M54S</meta:editing-duration>
    <meta:editing-cycles>3</meta:editing-cycles>
    <meta:generator>LibreOffice/5.0.2.2$MacOSX_X86_64 LibreOffice_project/37b43f919e4de5eeaca9b9755ed688758a8251fe</meta:generator>
    <meta:document-statistic meta:table-count="1" meta:cell-count="64" meta:object-count="0"/>
  </office:meta>
</office:document-meta>
</file>